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78A922AB8A585779.jpg" manifest:media-type="image/jpeg"/>
  <manifest:file-entry manifest:full-path="Pictures/10000201000001930000008D97040D09EE352F9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a933" draw:fill-color="#00a933" draw:opacity="100%" draw:textarea-horizontal-align="justify" draw:textarea-vertical-align="middle" draw:auto-grow-height="false" fo:min-height="0.73cm" fo:min-width="4.6cm"/>
    </style:style>
    <style:style style:name="gr3"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4" style:family="graphic" style:parent-style-name="standard">
      <style:graphic-properties svg:stroke-color="#00a933" draw:fill-color="#00a933" draw:textarea-horizontal-align="justify" draw:textarea-vertical-align="middle" draw:auto-grow-height="false" fo:min-height="0.75cm" fo:min-width="6.7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color="#00a933" draw:fill="gradient" draw:fill-color="#00a933" draw:fill-gradient-name="Gradient_20_3" draw:textarea-horizontal-align="justify" draw:textarea-vertical-align="middle" draw:auto-grow-height="false" fo:min-height="0.76cm" fo:min-width="1.6cm"/>
    </style:style>
    <style:style style:name="gr7" style:family="graphic" style:parent-style-name="standard">
      <style:graphic-properties svg:stroke-color="#ff0000" draw:fill-color="#ff0000" draw:textarea-horizontal-align="justify" draw:textarea-vertical-align="middle" draw:auto-grow-height="false" fo:min-height="0.76cm" fo:min-width="1.6cm"/>
    </style:style>
    <style:style style:name="gr8" style:family="graphic" style:parent-style-name="standard">
      <style:graphic-properties svg:stroke-color="#2a6099" draw:fill-color="#2a6099" draw:opacity="100%" draw:textarea-horizontal-align="justify" draw:textarea-vertical-align="middle" draw:auto-grow-height="false" fo:min-height="0.73cm" fo:min-width="5.5cm"/>
    </style:style>
    <style:style style:name="gr9" style:family="graphic" style:parent-style-name="standard">
      <style:graphic-properties svg:stroke-color="#00a933" draw:fill-color="#00a933"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0cm" fo:min-width="18.378cm"/>
    </style:style>
    <style:style style:name="gr11" style:family="graphic" style:parent-style-name="standard">
      <style:graphic-properties draw:textarea-horizontal-align="justify" draw:textarea-vertical-align="middle" draw:auto-grow-height="false" fo:min-height="0cm" fo:min-width="14.756cm"/>
    </style:style>
    <style:style style:name="gr12" style:family="graphic" style:parent-style-name="standard">
      <style:graphic-properties draw:textarea-horizontal-align="justify" draw:textarea-vertical-align="middle" draw:auto-grow-height="false" fo:min-height="0cm" fo:min-width="5.589cm"/>
    </style:style>
    <style:style style:name="gr13" style:family="graphic" style:parent-style-name="standard">
      <style:graphic-properties svg:stroke-color="#ff0000" draw:fill="solid" draw:fill-color="#ff0000" draw:opacity="100%" draw:opacity-name="Transparency_20_3" draw:textarea-horizontal-align="justify" draw:textarea-vertical-align="middle" draw:auto-grow-height="false" fo:min-height="0.706cm" fo:min-width="0cm"/>
    </style:style>
    <style:style style:name="gr14" style:family="graphic" style:parent-style-name="standard">
      <style:graphic-properties draw:stroke="none" svg:stroke-color="#000000" draw:fill="none" draw:fill-color="#ffffff" draw:auto-grow-height="true" draw:auto-grow-width="false" fo:max-height="0cm" fo:min-height="3.073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376cm"/>
    </style:style>
    <style:style style:name="gr16" style:family="graphic" style:parent-style-name="standard">
      <style:graphic-properties draw:textarea-horizontal-align="justify" draw:textarea-vertical-align="middle" draw:auto-grow-height="false" fo:min-height="0.83cm" fo:min-width="6.7cm"/>
    </style:style>
    <style:style style:name="gr17" style:family="graphic" style:parent-style-name="standard">
      <style:graphic-properties draw:textarea-horizontal-align="justify" draw:textarea-vertical-align="middle" draw:auto-grow-height="false" fo:min-height="4.33cm" fo:min-width="6.7cm"/>
    </style:style>
    <style:style style:name="gr18" style:family="graphic" style:parent-style-name="standard">
      <style:graphic-properties draw:stroke="none" svg:stroke-color="#000000" draw:fill="none" draw:fill-color="#ffffff" draw:auto-grow-height="true" draw:auto-grow-width="false" fo:max-height="0cm" fo:min-height="3.829cm"/>
      <style:paragraph-properties style:writing-mode="lr-tb"/>
    </style:style>
    <style:style style:name="gr19" style:family="graphic" style:parent-style-name="standard">
      <style:graphic-properties draw:textarea-horizontal-align="justify" draw:textarea-vertical-align="middle" draw:auto-grow-height="false" fo:min-height="0.93cm" fo:min-width="6.7cm"/>
    </style:style>
    <style:style style:name="gr20"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21" style:family="graphic" style:parent-style-name="standard">
      <style:graphic-properties svg:stroke-color="#00a933" draw:fill-color="#00a933" draw:textarea-horizontal-align="justify" draw:textarea-vertical-align="middle" draw:auto-grow-height="false" fo:min-height="2.53cm" fo:min-width="6.7cm"/>
    </style:style>
    <style:style style:name="gr22" style:family="graphic" style:parent-style-name="standard">
      <style:graphic-properties draw:stroke="none" svg:stroke-color="#000000" draw:fill="none" draw:fill-color="#ffffff" draw:auto-grow-height="true" draw:auto-grow-width="false" fo:max-height="0cm" fo:min-height="2.226cm"/>
      <style:paragraph-properties style:writing-mode="lr-tb"/>
    </style:style>
    <style:style style:name="gr23" style:family="graphic" style:parent-style-name="standard">
      <style:graphic-properties svg:stroke-color="#ff0000" draw:fill-color="#ff0000" draw:textarea-horizontal-align="justify" draw:textarea-vertical-align="middle" draw:auto-grow-height="false" fo:min-height="1.13cm" fo:min-width="6.7cm"/>
    </style:style>
    <style:style style:name="gr24" style:family="graphic" style:parent-style-name="standard">
      <style:graphic-properties draw:stroke="none" svg:stroke-color="#000000" draw:fill="none" draw:fill-color="#ffffff" draw:auto-grow-height="true" draw:auto-grow-width="false" fo:max-height="0cm" fo:min-height="0.979cm"/>
      <style:paragraph-properties style:writing-mode="lr-tb"/>
    </style:style>
    <style:style style:name="gr25" style:family="graphic" style:parent-style-name="standard">
      <style:graphic-properties svg:stroke-color="#ffff00" draw:fill-color="#ffff00" draw:textarea-horizontal-align="justify" draw:textarea-vertical-align="middle" draw:auto-grow-height="false" fo:min-height="1.15cm" fo:min-width="6.7cm"/>
    </style:style>
    <style:style style:name="gr26" style:family="graphic" style:parent-style-name="standard">
      <style:graphic-properties draw:stroke="none" svg:stroke-color="#000000" draw:fill="none" draw:fill-color="#ffffff" draw:auto-grow-height="true" draw:auto-grow-width="false" fo:max-height="0cm" fo:min-height="0.9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29" style:family="graphic" style:parent-style-name="objectwithoutfill">
      <style:graphic-properties draw:marker-end="Arrow" draw:fill="none" draw:textarea-vertical-align="middle"/>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473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color="#00a933" draw:opacity="100%"/>
      <style:paragraph-properties fo:text-align="center"/>
    </style:style>
    <style:style style:name="P7" style:family="paragraph">
      <style:paragraph-properties fo:text-align="center" style:writing-mode="lr-tb"/>
    </style:style>
    <style:style style:name="P8" style:family="paragraph">
      <loext:graphic-properties draw:fill="none" draw:fill-color="#ffffff" draw:opacity="100%"/>
      <style:paragraph-properties fo:text-align="center" style:writing-mode="lr-tb"/>
    </style:style>
    <style:style style:name="P9" style:family="paragraph">
      <loext:graphic-properties draw:fill-color="#00a933"/>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gradient" draw:fill-color="#00a933" draw:fill-gradient-name="Gradient_20_3"/>
      <style:paragraph-properties fo:text-align="center"/>
    </style:style>
    <style:style style:name="P12" style:family="paragraph">
      <style:paragraph-properties fo:text-align="center"/>
    </style:style>
    <style:style style:name="P13" style:family="paragraph">
      <loext:graphic-properties draw:fill-color="#ff0000"/>
      <style:paragraph-properties fo:text-align="center"/>
    </style:style>
    <style:style style:name="P14" style:family="paragraph">
      <loext:graphic-properties draw:fill-color="#2a6099" draw:opacity="100%"/>
      <style:paragraph-properties fo:text-align="center"/>
    </style:style>
    <style:style style:name="P15" style:family="paragraph">
      <loext:graphic-properties draw:fill-color="#00a933"/>
      <style:paragraph-properties fo:text-align="center" style:writing-mode="lr-tb"/>
    </style:style>
    <style:style style:name="P16" style:family="paragraph">
      <loext:graphic-properties draw:fill="solid" draw:fill-color="#ff0000" draw:opacity="100%" draw:opacity-name="Transparency_20_3"/>
      <style:paragraph-properties fo:text-align="center"/>
    </style:style>
    <style:style style:name="P17" style:family="paragraph">
      <style:paragraph-properties fo:text-align="justify"/>
    </style:style>
    <style:style style:name="P18" style:family="paragraph">
      <loext:graphic-properties draw:fill="none" draw:fill-color="#ffffff"/>
      <style:paragraph-properties fo:text-align="justify" style:writing-mode="lr-tb"/>
      <style:text-properties fo:font-size="13pt" style:font-size-asian="13pt" style:font-size-complex="13pt"/>
    </style:style>
    <style:style style:name="P19" style:family="paragraph">
      <loext:graphic-properties draw:fill="none"/>
      <style:paragraph-properties fo:text-align="center"/>
    </style:style>
    <style:style style:name="P20" style:family="paragraph">
      <loext:graphic-properties draw:fill-color="#ffff00"/>
      <style:paragraph-properties fo:text-align="center"/>
    </style:style>
    <style:style style:name="P21" style:family="paragraph">
      <loext:graphic-properties draw:fill="none" draw:fill-color="#ffffff"/>
      <style:paragraph-properties fo:text-align="center" style:writing-mode="lr-tb"/>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Retro OS <text:s text:c="35"/><text:line-break/><text:span text:style-name="T1">How were responsive systems created with low performance hardware?</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is a retro OS</text:p>
          </draw:text-box>
        </draw:frame>
        <draw:frame presentation:style-name="pr4" draw:text-style-name="P4" draw:layer="layout" svg:width="27.2cm" svg:height="16.2cm" svg:x="0.4cm" svg:y="2.8cm" presentation:class="outline">
          <draw:text-box>
            <text:list text:style-name="L2">
              <text:list-item>
                <text:p>An embedded or computer operating system produced without the use of typical current hardware capabilities or currently held software sensibilities.</text:p>
              </text:list-item>
              <text:list-item>
                <text:p>Highly space and computational optimised software; RAM and CPU capabilities were exceedingly expensive so a huge amount of effort was expended to provide a few system features very efficiently.</text:p>
              </text:list-item>
              <text:list-item>
                <text:p>Fortunately for us these designs and approaches are well documented by enthusiasts in the modern era computing genera of history books so all the findings and effective practices are available to us for the just the cost of reading a few books.</text:p>
              </text:list-item>
              <text:list-item>
                <text:p>These techniques were not exclusive to a few years or even a single decade. <text:s/>As the cost of microelectronics was brought down, each adopter of computers / computerised equipment at a lower cost level seemed to go through a similar progression, albeit slightly faster than the ones befor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4" draw:text-style-name="P4" draw:layer="layout" svg:width="27.2cm" svg:height="16.9cm" svg:x="0.4cm" svg:y="2.7cm" presentation:class="outline" presentation:user-transformed="true">
          <draw:text-box>
            <text:list text:style-name="L2">
              <text:list-item>
                <text:p>RAM: 10’s KB to a couple 100 KB with or without an MMU.</text:p>
              </text:list-item>
              <text:list-item>
                <text:p>No virtual address space or address translation.</text:p>
              </text:list-item>
              <text:list-item>
                <text:p>No paging in of executable code or use of overlays.</text:p>
              </text:list-item>
              <text:list-item>
                <text:p text:style-name="P5"><text:span text:style-name="T2">CPU typically running at a couple MHz.</text:span></text:p>
              </text:list-item>
              <text:list-item>
                <text:p>Programs and data stored on paper / magnetic tape or small disks.</text:p>
              </text:list-item>
              <text:list-item>
                <text:p>Discrete lights / printer / CRT used to display information to a user.</text:p>
                <text:list>
                  <text:list-item>
                    <text:p>To drive a CRT, a character generator was mostly used.</text:p>
                  </text:list-item>
                </text:list>
              </text:list-item>
              <text:list-item>
                <text:p>User input via control buttons, keypad or keyboard.</text:p>
              </text:list-item>
              <text:list-item>
                <text:p>At least one of:</text:p>
                <text:list>
                  <text:list-item>
                    <text:p><text:span text:style-name="T3">Ability to run position independent code either directly on the CPU or as a virtual idealised processor (e.g. C64 hobbyists over the last 20yrs).</text:span></text:p>
                  </text:list-item>
                  <text:list-item>
                    <text:p><text:span text:style-name="T3">Using an interpreted language with no actual memory addresses in the code.</text:span></text:p>
                  </text:list-item>
                  <text:list-item>
                    <text:p><text:span text:style-name="T3">Load time address patching (either header driven or via opcode decoding).</text:span></text:p>
                  </text:list-item>
                </text:list>
              </text:list-item>
            </text:list>
          </draw:text-box>
        </draw:frame>
        <draw:frame presentation:style-name="pr3" draw:text-style-name="P4" draw:layer="layout" svg:width="25.199cm" svg:height="1.771cm" svg:x="1.401cm" svg:y="0.4cm" presentation:class="title">
          <draw:text-box>
            <text:p>Fundamental capabilities</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OS features provided</text:p>
          </draw:text-box>
        </draw:frame>
        <draw:frame presentation:style-name="pr4" draw:text-style-name="P4" draw:layer="layout" svg:width="27.2cm" svg:height="16.2cm" svg:x="0.4cm" svg:y="2.8cm" presentation:class="outline" presentation:user-transformed="true">
          <draw:text-box>
            <text:list text:style-name="L2">
              <text:list-item>
                <text:p>Co-operative CPU time sharing.</text:p>
              </text:list-item>
              <text:list-item>
                <text:p>Stack sharing.</text:p>
              </text:list-item>
              <text:list-item>
                <text:p>Inter-program communication.</text:p>
              </text:list-item>
              <text:list-item>
                <text:p>Single unified memory allocation/deallocation system.</text:p>
              </text:list-item>
              <text:list-item>
                <text:p>Deferred prioritised interrupt system.</text:p>
              </text:list-item>
              <text:list-item>
                <text:p>Gated access to I/O, keyboard input and display via shared OS routines.</text:p>
              </text:list-item>
              <text:list-item>
                <text:p>Execution occurs as a jump into the program entry routine.</text:p>
              </text:list-item>
              <text:list-item>
                <text:p>Program info table entry provided to executable so it can find it’s pre-reserved base memory region, it’s execution address offset and the shared OS routines base address.</text:p>
              </text:list-item>
              <text:list-item>
                <text:p>Reactive execution time fairness with waiting on resource availability and receive / send signal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0.8cm" svg:x="0.4cm" svg:y="2.8cm" presentation:class="outline" presentation:user-transformed="true">
          <draw:text-box>
            <text:list text:style-name="L2">
              <text:list-item>
                <text:p>A program is loaded into RAM by first loading in a header to some data RAM and used to drive the loading process.</text:p>
              </text:list-item>
              <text:list-item>
                <text:p>This header is the ancestor of today’s more complex executable format which identifies the various program sections (e.g. .text which really might be human readable text for an interpreted language).</text:p>
              </text:list-item>
              <text:list-item>
                <text:p>The various sections were loaded into the available memory slots and in some systems need not be adjacent to each other.</text:p>
              </text:list-item>
              <text:list-item>
                <text:p>Memory fragmentation was a limiting operational factor.</text:p>
              </text:list-item>
              <text:list-item>
                <text:p>Some systems retained and used the header as a look-up for the updated program and OS functions similar to dll function resolution.</text:p>
              </text:list-item>
            </text:list>
          </draw:text-box>
        </draw:frame>
        <draw:g>
          <draw:g>
            <draw:custom-shape draw:style-name="gr2" draw:text-style-name="P6" draw:layer="layout" svg:width="5.1cm" svg:height="0.98cm" svg:x="13.8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4.966cm" svg:height="0.962cm" svg:x="13.863cm" svg:y="18.127cm">
              <draw:text-box>
                <text:p text:style-name="P7">Data blocks</text:p>
              </draw:text-box>
            </draw:frame>
          </draw:g>
          <draw:custom-shape draw:style-name="gr4" draw:text-style-name="P9" draw:layer="layout" svg:width="7.2cm" svg:height="1cm" svg:x="2.8cm" svg:y="18cm">
            <text:p/>
            <draw:enhanced-geometry svg:viewBox="0 0 21600 21600" draw:type="rectangle" draw:enhanced-path="M 0 0 L 21600 0 21600 21600 0 21600 0 0 Z N"/>
          </draw:custom-shape>
          <draw:frame draw:style-name="gr5" draw:text-style-name="P10" draw:layer="layout" svg:width="7.011cm" svg:height="0.962cm" svg:x="2.889cm" svg:y="18.109cm">
            <draw:text-box>
              <text:p text:style-name="P7">Text section</text:p>
            </draw:text-box>
          </draw:frame>
          <draw:g>
            <draw:custom-shape draw:style-name="gr6" draw:text-style-name="P11" draw:layer="layout" svg:width="2.1cm" svg:height="1.01cm" svg:x="0.57cm" svg:y="17.99cm">
              <text:p/>
              <draw:enhanced-geometry svg:viewBox="0 0 21600 21600" draw:type="rectangle" draw:enhanced-path="M 0 0 L 21600 0 21600 21600 0 21600 0 0 Z N"/>
            </draw:custom-shape>
            <draw:frame draw:style-name="gr5" draw:text-style-name="P10" draw:layer="layout" svg:width="2.045cm" svg:height="0.962cm" svg:x="0.596cm" svg:y="18.001cm">
              <draw:text-box>
                <text:p text:style-name="P12">HDR</text:p>
              </draw:text-box>
            </draw:frame>
          </draw:g>
          <draw:g>
            <draw:custom-shape draw:style-name="gr7" draw:text-style-name="P13" draw:layer="layout" svg:width="2.1cm" svg:height="1.01cm" svg:x="0.57cm" svg:y="15.29cm">
              <text:p/>
              <draw:enhanced-geometry svg:viewBox="0 0 21600 21600" draw:type="rectangle" draw:enhanced-path="M 0 0 L 21600 0 21600 21600 0 21600 0 0 Z N"/>
            </draw:custom-shape>
            <draw:frame draw:style-name="gr5" draw:text-style-name="P10" draw:layer="layout" svg:width="2.045cm" svg:height="0.962cm" svg:x="0.596cm" svg:y="15.401cm">
              <draw:text-box>
                <text:p text:style-name="P12">HDR</text:p>
              </draw:text-box>
            </draw:frame>
          </draw:g>
          <draw:g>
            <draw:g>
              <draw:custom-shape draw:style-name="gr8" draw:text-style-name="P14" draw:layer="layout" svg:width="6cm" svg:height="0.98cm" svg:x="21.3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5.842cm" svg:height="0.962cm" svg:x="21.374cm" svg:y="18.127cm">
                <draw:text-box>
                  <text:p text:style-name="P7">Variable data</text:p>
                </draw:text-box>
              </draw:frame>
            </draw:g>
          </draw:g>
          <draw:custom-shape draw:style-name="gr9" draw:text-style-name="P15" draw:layer="layout" svg:width="4.6cm" svg:height="1.6cm" svg:x="23.16cm" svg:y="14.466cm">
            <text:p text:style-name="P7">Storage</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 draw:text-style-name="P12" draw:layer="layout" svg:width="19.5cm" svg:height="0.5cm" draw:transform="rotate (0.0349065850398866) translate (3.197cm 15.34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layer="layout" svg:width="15.758cm" svg:height="0.5cm" draw:transform="rotate (0.15707963267949) translate (7.09cm 17.552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6.364cm" svg:height="0.5cm" draw:transform="rotate (0.349065850398866) translate (16.684cm 17.667cm)">
            <text:p/>
            <draw:enhanced-geometry svg:viewBox="0 0 21600 21600" draw:mirror-horizontal="false" draw:mirror-vertical="false" draw:text-areas="?f7 ?f0 21600 ?f2" draw:type="left-arrow" draw:modifiers="2918.4603299293 7329.3413173652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6" draw:layer="layout" svg:width="0.6cm" svg:height="1.2cm" svg:x="1.4cm" svg:y="16.6cm">
            <text:p/>
            <draw:enhanced-geometry svg:viewBox="0 0 21600 21600" draw:text-areas="?f0 0 ?f2 ?f5" draw:type="down-arrow" draw:modifiers="12445.6286427977 5606.655574043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6.2cm" svg:x="0.4cm" svg:y="2.8cm" presentation:class="outline" presentation:user-transformed="true">
          <draw:text-box>
            <text:list text:style-name="L2">
              <text:list-item>
                <text:p>Control was restored to the OS by the program code returning back to the calling OS function from it’s entry point.</text:p>
              </text:list-item>
              <text:list-item>
                <text:p>Any MMU was only used to prevent accidental memory corruption; often adding an MMU caused incompatibility due to the expectation of access to any memory.</text:p>
              </text:list-item>
              <text:list-item>
                <text:p>Since there was no real advantage in spitting up a system into multiple programs; most applications were designed around monolithic programs where the unit of reuse was the subroutine within a program (e.g. DOS TSR routines) if not directly provided by the OS.</text:p>
              </text:list-item>
              <text:list-item>
                <text:p>Most OS’ provided a supported way to transfer data directly between programs without writing to / reading from a file. They tended to be bespoke to the OS with each program indicating their intent and OS provided routines able to perform the writes into each program’s allocated variable memory spac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14.2cm" svg:height="16.2cm" svg:x="0.4cm" svg:y="2.8cm" presentation:class="outline" presentation:user-transformed="true">
          <draw:text-box>
            <text:list text:style-name="L2">
              <text:list-item>
                <text:p>The result was that multiple programs were scattered in memory, all of which had a great deal of access to the hardware and to the OS and each other’s state.</text:p>
              </text:list-item>
              <text:list-item>
                <text:p>The OS was more of a standard library and conventions designed to allow the programs to function, access the H/W and co-exist rather than enforcing security, access control or permissions.</text:p>
              </text:list-item>
              <text:list-item>
                <text:p>Co-operative multi-program execution is as simple as dynamic dispatch into the program entry point.</text:p>
              </text:list-item>
            </text:list>
          </draw:text-box>
        </draw:frame>
        <draw:g>
          <draw:frame draw:style-name="gr14" draw:text-style-name="P18" draw:layer="layout" svg:width="4.6cm" svg:height="3.323cm" svg:x="23.2cm" svg:y="2.1cm">
            <draw:text-box>
              <text:p text:style-name="P17"><text:span text:style-name="T4">Loads in the OS and user programs from storage (e.g. controlled by user using switches on control panel).</text:span></text:p>
            </draw:text-box>
          </draw:frame>
          <draw:custom-shape draw:style-name="gr15" draw:text-style-name="P19" draw:layer="layout" svg:width="1cm" svg:height="0.6cm" svg:x="22.3cm" svg:y="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2" draw:layer="layout" svg:width="7.2cm" svg:height="1.08cm" svg:x="15cm" svg:y="3.7cm">
              <text:p/>
              <draw:enhanced-geometry svg:viewBox="0 0 21600 21600" draw:type="rectangle" draw:enhanced-path="M 0 0 L 21600 0 21600 21600 0 21600 0 0 Z N"/>
            </draw:custom-shape>
            <draw:frame draw:style-name="gr5" draw:text-style-name="P10" draw:layer="layout" svg:width="7.011cm" svg:height="0.962cm" svg:x="15.089cm" svg:y="3.818cm">
              <draw:text-box>
                <text:p text:style-name="P12">OS H/W ISRs</text:p>
              </draw:text-box>
            </draw:frame>
          </draw:g>
          <draw:g>
            <draw:custom-shape draw:style-name="gr16" draw:text-style-name="P12" draw:layer="layout" svg:width="7.2cm" svg:height="1.08cm" svg:x="15cm" svg:y="9.8cm">
              <text:p/>
              <draw:enhanced-geometry svg:viewBox="0 0 21600 21600" draw:type="rectangle" draw:enhanced-path="M 0 0 L 21600 0 21600 21600 0 21600 0 0 Z N"/>
            </draw:custom-shape>
            <draw:frame draw:style-name="gr5" draw:text-style-name="P10" draw:layer="layout" svg:width="7.011cm" svg:height="0.962cm" svg:x="15.089cm" svg:y="9.918cm">
              <draw:text-box>
                <text:p text:style-name="P12">OS scheduler</text:p>
              </draw:text-box>
            </draw:frame>
          </draw:g>
          <draw:g>
            <draw:custom-shape draw:style-name="gr17" draw:text-style-name="P12" draw:layer="layout" svg:width="7.2cm" svg:height="4.58cm" svg:x="15cm" svg:y="5cm">
              <text:p/>
              <draw:enhanced-geometry svg:viewBox="0 0 21600 21600" draw:type="rectangle" draw:enhanced-path="M 0 0 L 21600 0 21600 21600 0 21600 0 0 Z N"/>
            </draw:custom-shape>
            <draw:frame draw:style-name="gr18" draw:text-style-name="P10" draw:layer="layout" svg:width="7.011cm" svg:height="4.079cm" svg:x="15.089cm" svg:y="5.501cm">
              <draw:text-box>
                <text:p text:style-name="P12"/>
                <text:p text:style-name="P12"/>
                <text:p text:style-name="P12">OS support functions</text:p>
              </draw:text-box>
            </draw:frame>
          </draw:g>
          <draw:g>
            <draw:custom-shape draw:style-name="gr19" draw:text-style-name="P12" draw:layer="layout" svg:width="7.2cm" svg:height="1.18cm" svg:x="14.967cm" svg:y="2.317cm">
              <text:p/>
              <draw:enhanced-geometry svg:viewBox="0 0 21600 21600" draw:mirror-horizontal="false" draw:mirror-vertical="false" draw:type="rectangle" draw:enhanced-path="M 0 0 L 21600 0 21600 21600 0 21600 0 0 Z N"/>
            </draw:custom-shape>
            <draw:frame draw:style-name="gr20" draw:text-style-name="P10" draw:layer="layout" svg:width="7.011cm" svg:height="1.051cm" svg:x="15.056cm" svg:y="2.446cm">
              <draw:text-box>
                <text:p text:style-name="P12">OS ROM bootloader</text:p>
              </draw:text-box>
            </draw:frame>
          </draw:g>
          <draw:custom-shape draw:style-name="gr21" draw:text-style-name="P9" draw:layer="layout" svg:width="7.2cm" svg:height="2.78cm" svg:x="15cm" svg:y="16.3cm">
            <text:p/>
            <draw:enhanced-geometry svg:viewBox="0 0 21600 21600" draw:mirror-horizontal="false" draw:mirror-vertical="false" draw:type="rectangle" draw:enhanced-path="M 0 0 L 21600 0 21600 21600 0 21600 0 0 Z N"/>
          </draw:custom-shape>
          <draw:frame draw:style-name="gr22" draw:text-style-name="P10" draw:layer="layout" svg:width="7.011cm" svg:height="2.476cm" svg:x="15.089cm" svg:y="16.604cm">
            <draw:text-box>
              <text:p text:style-name="P12"/>
              <text:p text:style-name="P12">Loaded program A</text:p>
            </draw:text-box>
          </draw:frame>
          <draw:custom-shape draw:style-name="gr23" draw:text-style-name="P13" draw:layer="layout" svg:width="7.2cm" svg:height="1.38cm" svg:x="15cm" svg:y="14.7cm">
            <text:p/>
            <draw:enhanced-geometry svg:viewBox="0 0 21600 21600" draw:type="rectangle" draw:enhanced-path="M 0 0 L 21600 0 21600 21600 0 21600 0 0 Z N"/>
          </draw:custom-shape>
          <draw:frame draw:style-name="gr24" draw:text-style-name="P10" draw:layer="layout" svg:width="7.011cm" svg:height="1.229cm" svg:x="15.089cm" svg:y="14.851cm">
            <draw:text-box>
              <text:p text:style-name="P12">Loaded program D</text:p>
            </draw:text-box>
          </draw:frame>
          <draw:custom-shape draw:style-name="gr25" draw:text-style-name="P20" draw:layer="layout" svg:width="7.2cm" svg:height="1.4cm" svg:x="15cm" svg:y="12.1cm">
            <text:p/>
            <draw:enhanced-geometry svg:viewBox="0 0 21600 21600" draw:type="rectangle" draw:enhanced-path="M 0 0 L 21600 0 21600 21600 0 21600 0 0 Z N"/>
          </draw:custom-shape>
          <draw:frame draw:style-name="gr26" draw:text-style-name="P10" draw:layer="layout" svg:width="7.011cm" svg:height="1.247cm" svg:x="15.089cm" svg:y="12.253cm">
            <draw:text-box>
              <text:p text:style-name="P12">Loaded program C</text:p>
            </draw:text-box>
          </draw:frame>
          <draw:frame draw:style-name="gr27" draw:text-style-name="P21" draw:layer="layout" svg:width="8cm" svg:height="1.351cm" svg:x="14.7cm" svg:y="13.5cm">
            <draw:text-box>
              <text:p text:style-name="P12"><text:span text:style-name="T4">Fragmented memory from previously run and exited program B</text:span></text:p>
            </draw:text-box>
          </draw:frame>
          <draw:frame draw:style-name="gr28" draw:text-style-name="P21" draw:layer="layout" svg:width="8cm" svg:height="0.763cm" svg:x="14.6cm" svg:y="11.149cm">
            <draw:text-box>
              <text:p text:style-name="P12"><text:span text:style-name="T4">Never used memory</text:span></text:p>
            </draw:text-box>
          </draw:frame>
        </draw:g>
        <draw:g>
          <draw:path draw:style-name="gr29" draw:text-style-name="P19" draw:layer="layout" svg:width="2.094cm" svg:height="1.922cm" draw:transform="rotate (-0.278380015693096) translate (22.2000000132004cm 10.3999999538128cm)" svg:viewBox="0 0 2095 1923" svg:d="M0 0c4368 0 550 1923 550 1923">
            <text:p/>
          </draw:path>
          <draw:path draw:style-name="gr29" draw:text-style-name="P19" draw:layer="layout" svg:width="2.881cm" svg:height="2.698cm" draw:transform="rotate (0.269129770657526) translate (21.4823006299566cm 10.5979569000076cm)" svg:viewBox="0 0 2882 2699" svg:d="M0 2699c6017 0 744-2699 744-2699">
            <text:p/>
          </draw:path>
          <draw:path draw:style-name="gr29" draw:text-style-name="P19" draw:layer="layout" svg:width="4.559cm" svg:height="4.361cm" draw:transform="rotate (-0.249931148885589) translate (22.4cm 10.4cm)" svg:viewBox="0 0 4560 4362" svg:d="M0 0c9702 0 907 4362 907 4362">
            <text:p/>
          </draw:path>
          <draw:path draw:style-name="gr29" draw:text-style-name="P19" draw:layer="layout" svg:width="5.799cm" svg:height="4.945cm" draw:transform="rotate (0.316253660461372) translate (20.6618796633037cm 11.0996716200025cm)" svg:viewBox="0 0 5800 4946" svg:d="M0 4946c11574-1 2250-4946 2250-4946">
            <text:p/>
          </draw:path>
        </draw:g>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But what about UNIX?</text:p>
          </draw:text-box>
        </draw:frame>
        <draw:frame presentation:style-name="pr4" draw:text-style-name="P4" draw:layer="layout" svg:width="27.2cm" svg:height="16.2cm" svg:x="0.4cm" svg:y="2.8cm" presentation:class="outline">
          <draw:text-box>
            <text:list text:style-name="L2">
              <text:list-item>
                <text:p><text:span text:style-name="T2">UNIX appeared after multiple failed attempts by </text:span>the largest computer manufacturers to freeze out new computer suppliers by creating the one true universal OS to rule them all using only their hardware.</text:p>
              </text:list-item>
              <text:list-item>
                <text:p>Every manufacturing partner naturally insisted that all existing programs and methods of operation of theirs must be supported.</text:p>
              </text:list-item>
              <text:list-item>
                <text:p>The complexity, development cost and resultant hardware requirements were prohibitive and caused AT&amp;T to swear off all OS development so UNIX was sneaked past management oversight as an aid to deliver on their unrelated contractual obligations.</text:p>
              </text:list-item>
              <text:list-item>
                <text:p><text:span text:style-name="T2">UNIX was at it’s heart a more complex kernel with minimal strict interfaces and the memory isolation </text:span>(initially by convention and then MMU enforced) compared to other OS’.</text:p>
              </text:list-item>
              <text:list-item>
                <text:p>The hardware agnosticism of UNIX (it was not created by a computer manufacturer) and easier/safer development overcame the more expensive hardware required and allowed UNIX to dominate.</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Smaller executable images</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executables; OS kernel, support, library and user program size.</text:p>
              </text:list-item>
              <text:list-item>
                <text:p>Fewer features supplied by the OS so the OS code is smaller.</text:p>
              </text:list-item>
              <text:list-item>
                <text:p>Usually no shared libraries other than the always resident kernel; no need for dynamic linking code and for whole libraries to be loaded into RAM. <text:s/>Programs were statically compiled with only the code they needed.</text:p>
              </text:list-item>
              <text:list-item>
                <text:p>Usually direct H/W access allowing installation of custom ISR’s; a few dozen instructions can do the work of the 100’s to 1000’s of instructions used to provide and use a data interface.</text:p>
              </text:list-item>
              <text:list-item>
                <text:p>Usually direct access to kernel and other programs RAM; lots of interfacing code is therefore not needed.</text:p>
              </text:list-item>
              <text:list-item>
                <text:p>OS and user programs highly coupled and specific to the precise hardware used; very little interoperability supported.</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Lower data RAM usage</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RAM used for storing data by the OS kernel, support and user programs.</text:p>
              </text:list-item>
              <text:list-item>
                <text:p>The lack of RAM in these systems put intense pressure on developers; RAM usage was a design driver, including algorithm choice.</text:p>
              </text:list-item>
              <text:list-item>
                <text:p>Static data RAM allocation avoids using more RAM for tracking allocations and storing pointers.</text:p>
              </text:list-item>
              <text:list-item>
                <text:p>Typically a system wide no data copy operation avoids the need for many data buffers that are needed with isolated memory spaces.</text:p>
              </text:list-item>
              <text:list-item>
                <text:p>Kernel avoids having it’s own data RAM, having user programs provide the RAM for the features they use so no RAM is wasted on unused features / excess allocations.</text:p>
              </text:list-item>
              <text:list-item>
                <text:p>Reuse of another programs RAM to respond to received messages from that other program is preferred to avoid the extra RAM buffer.</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Faster program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number of instructions executed by the OS kernel, support and user programs as a fair measure of ‘speed’.</text:p>
              </text:list-item>
              <text:list-item>
                <text:p>The smaller program size and strategies for reducing RAM usage typically results in faster programs.</text:p>
                <text:list>
                  <text:list-item>
                    <text:p>Significant exception: The re-computation of values rather than look-up tables / caching / ‘smaller’ but ‘slower’ algorithms can really hurt some applications such as scientific and engineering use.</text:p>
                  </text:list-item>
                </text:list>
              </text:list-item>
              <text:list-item>
                <text:p>When interfacing with external equipment or other programs is required then bespoke optimal solutions specific to a programs needs were implemented which were typically significantly faster than the ‘standard’ general purpose interfaces available.</text:p>
              </text:list-item>
              <text:list-item>
                <text:p>The lack of an MMU or per program memory visibility and other advanced memory features such as paged execution (only part of the program being in memory at once) avoids many of the slow downs that occur even in modern computers under a high load / bloatware. </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Cheaper computer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cost of ownership but not software development.</text:p>
              </text:list-item>
              <text:list-item>
                <text:p>When computers were first becoming wide-spread in the late 60’s, 70’s and early 80’s, the main cost of a corporate computer came from the RAM and storage mechanisms.</text:p>
              </text:list-item>
              <text:list-item>
                <text:p>The processing elements could be quite expensive but the computational requirements for most usage were quite modest (again scientific and engineering use is a significant exception).</text:p>
              </text:list-item>
              <text:list-item>
                <text:p>The processor features such as an MMU, re-mappable/virtualised memory, complex integer maths or floating point maths support was more of a driver for H/W designers than a fast instruction clock.</text:p>
              </text:list-item>
              <text:list-item>
                <text:p><text:span text:style-name="T2">The lower RAM, storage, computational requirements and lack of advanced memory or computation features allowed a fully functional ‘retro’ computer to be possible for only a little more than a UNIX dumb terminal based around a simple integrated microprocessor.</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levance today?</text:p>
          </draw:text-box>
        </draw:frame>
        <draw:frame presentation:style-name="pr4" draw:text-style-name="P4" draw:layer="layout" svg:width="27.2cm" svg:height="16.2cm" svg:x="0.4cm" svg:y="2.8cm" presentation:class="outline" presentation:user-transformed="true">
          <draw:text-box>
            <text:list text:style-name="L2">
              <text:list-item>
                <text:p>Almost every embedded programming challenge and a wide variety of situationally optimal solutions are available in computer history books, free for all to re-use.</text:p>
              </text:list-item>
              <text:list-item>
                <text:p>About the only few things that you won’t find in the history books are solid state storage and cryptographic considerations; those are things we actually have to put some thought into.</text:p>
              </text:list-item>
              <text:list-item>
                <text:p>When looking at much of the embedded system code base, it is clear that we have so much RAM and processing resources available to use today but also that they are often used inefficiently in many situations.</text:p>
              </text:list-item>
              <text:list-item>
                <text:p>Speed, RAM, flash storage and power savings are already available; you simply have to read about it in the history books and be willing to use the work of the past masters rather than your own ‘special way’.</text:p>
              </text:list-item>
              <text:list-item>
                <text:p>The advantage we have today are code analysers that can detect convention breaking code rather than relying on individuals expertise.</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Common inter-program comms</text:p>
          </draw:text-box>
        </draw:frame>
        <draw:frame presentation:style-name="pr4" draw:text-style-name="P4" draw:layer="layout" svg:width="27.2cm" svg:height="16.2cm" svg:x="0.4cm" svg:y="2.8cm" presentation:class="outline" presentation:user-transformed="true">
          <draw:text-box>
            <text:list text:style-name="L2">
              <text:list-item>
                <text:p>A wide variety of techniques and variations were used, but they essentially boil down to 3 distinct varieties:</text:p>
                <text:list>
                  <text:list-item>
                    <text:p>A wide bit-field buffer per program with system defined bit meanings set by the owning or other programs and cleared by the owner. <text:s/>This evolved into signals on the *nixes and descendants.</text:p>
                  </text:list-item>
                  <text:list-item>
                    <text:p>A list of system and custom defined status codes per program where codes are added by other programs and consumed by the owner. <text:s/>This allows a much greater expressiveness and flexibility at the cost of increased buffer sizes (multi-byte status codes vs single bits). <text:s/>This evolved into error codes used by most OS’.</text:p>
                  </text:list-item>
                  <text:list-item>
                    <text:p>A list of pointers to variable length messages that are posted to unique program-to-program queues. <text:s/>This provides the maximum flexibility but has the greatest complexity and hence implementation size. <text:s/>The ability to actually send data between programs allows static system composition without independently configuring each program correctly to ‘work together’ and allows dynamic reconfiguration, greatly increasing the system usability and usefulness to users.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Gradient_20_3" draw:display-name="Gradient 3" draw:style="axial" draw:start-color="#00a933" draw:end-color="#ffffd7"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3" draw:display-name="Transparency 3" draw:style="axial" draw:start="100%" draw:end="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margin-top="0cm" fo:margin-bottom="0cm" fo:line-height="100%" fo:text-align="center" fo:text-indent="0cm"/>
    </style:style>
    <style:style style:name="MP12" style:family="paragraph">
      <loext:graphic-properties draw:fill="none" draw:fill-color="#ffffff"/>
      <style:paragraph-properties fo:text-align="center" style:writing-mode="lr-tb"/>
      <style:text-properties fo:font-size="10pt" style:font-size-asian="10pt" style:font-size-complex="10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78A922AB8A585779.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4.8cm" svg:height="0.806cm" svg:x="0cm" svg:y="20.2cm">
        <draw:text-box>
          <text:p text:style-name="MP8"><text:span text:style-name="MT2">RidiculousRichard</text:span></text:p>
        </draw:text-box>
      </draw:frame>
      <draw:frame draw:style-name="Mgr5" draw:text-style-name="MP12" draw:layer="backgroundobjects" svg:width="27.999cm" svg:height="1.357cm" svg:x="0.001cm" svg:y="18.701cm">
        <draw:text-box>
          <text:p text:style-name="MP10"><text:span text:style-name="MT3">This work is licensed under a Creative Commons Attribution 4.0 International License</text:span></text:p>
          <text:p text:style-name="MP10"><text:span text:style-name="MT3"><text:a xlink:href="https://creativecommons.org/licenses/by-nc-nd/4.0/" xlink:type="simple">https://creativecommons.org/licenses/by-nc-nd/4.0/</text:a></text:span></text:p>
          <text:p text:style-name="MP11"><text:span text:style-name="MT4">contact: https://github.com/RidiculousRichard/presentations/issues</text:span></text:p>
        </draw:text-box>
      </draw:frame>
      <draw:frame draw:style-name="Mgr6"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4.8cm" svg:height="0.806cm" svg:x="0cm" svg:y="20.2cm">
        <draw:text-box>
          <text:p text:style-name="MP8"><text:span text:style-name="MT2">RidiculousRichard</text:span></text:p>
        </draw:text-box>
      </draw:frame>
      <draw:frame draw:style-name="Mgr6"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3DT16H41M18S</meta:editing-duration>
    <meta:editing-cycles>74</meta:editing-cycles>
    <meta:generator>LibreOffice/7.0.5.2$Windows_X86_64 LibreOffice_project/64390860c6cd0aca4beafafcfd84613dd9dfb63a</meta:generator>
    <dc:title>Blue plus</dc:title>
    <dc:date>2021-05-16T18:37:05.359000000</dc:date>
    <meta:document-statistic meta:object-count="144"/>
  </office:meta>
</office:document-meta>
</file>